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5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6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7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8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9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10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11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12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13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14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15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16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17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18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19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21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22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23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24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25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26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27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28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29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30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1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32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3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34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5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36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7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38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39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0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41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2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43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4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45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6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47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48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49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50" style:family="text">
      <style:text-properties fo:font-size="12.00pt" fo:font-weight="bold" fo:font-family="'Book Antiqua'" style:font-family-asian="'Book Antiqua'" style:font-family-complex="'Book Antiqua'" fo:background-color="transparent" style:use-window-font-color="true"/>
    </style:style>
    <style:style style:name="T51" style:family="text">
      <style:text-properties fo:font-size="12.00pt" fo:font-weight="normal" fo:font-family="'Book Antiqua'" style:font-family-asian="'Book Antiqua'" style:font-family-complex="'Book Antiqua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CODE BOOK for Getting and Cleaning Data Course Project</text:span></text:p>
      <text:p text:style-name="P2"><text:span text:style-name="T2">submitted by LAMCD</text:span></text:p>
      <text:p text:style-name="P3"><text:span text:style-name="T3">The code contained in<text:s/></text:span><text:span text:style-name="T4">run_analysis.R<text:s/></text:span><text:span text:style-name="T5">script executes the data preparation and the 5 steps required in the course project instructions.</text:span></text:p>
      <text:p text:style-name="P3"><text:span text:style-name="T5">1. Download the dataset</text:span></text:p>
      <text:p text:style-name="P3"><text:span text:style-name="T5">Dataset downloaded and extracted under the folder called<text:s/></text:span><text:span text:style-name="T6">UCI HAR Dataset</text:span></text:p>
      <text:p text:style-name="P3"><text:span text:style-name="T7">2. Assign each data to variables</text:span></text:p>
      <text:p text:style-name="P3"><text:span text:style-name="T7"><text:s text:c="8"/></text:span><text:span text:style-name="T8">features &lt;- features.txt<text:s/></text:span><text:span text:style-name="T9">: 561 rows, 2 columns</text:span></text:p>
      <text:p text:style-name="P3"><text:span text:style-name="T9"><text:tab/>The features selected: accelerometer and gyroscope 3-axial</text:span></text:p>
      <text:p text:style-name="P3"><text:span text:style-name="T9"><text:tab/>(raw signals tAcc-XYZ and tGyro-XYZ).</text:span></text:p>
      <text:p text:style-name="P3"><text:span text:style-name="T9"><text:s text:c="7"/></text:span><text:span text:style-name="T10">activities &lt;- activity_labels.txt<text:s/></text:span><text:span text:style-name="T11">: 6 rows, 2 columns</text:span></text:p>
      <text:p text:style-name="P3"><text:span text:style-name="T11"><text:s/>3. List of activities performed when the corresponding measurements were <text:tab/>taken and its codes (labels)</text:span></text:p>
      <text:p text:style-name="P3"><text:span text:style-name="T11"><text:s text:c="8"/>subject_test &lt;- test/subject_test.txt : 2947 rows, 1 column</text:span></text:p>
      <text:p text:style-name="P3"><text:span text:style-name="T11"><text:s text:c="8"/>contains test data of 9/30 volunteer test subjects being observed</text:span></text:p>
      <text:p text:style-name="P3"><text:span text:style-name="T11"><text:s text:c="8"/>x_test &lt;- test/X_test.txt : 2947 rows, 561 columns</text:span></text:p>
      <text:p text:style-name="P3"><text:span text:style-name="T11"><text:s text:c="8"/>contains recorded features test data</text:span></text:p>
      <text:p text:style-name="P3"><text:span text:style-name="T11"><text:s text:c="8"/>y_test &lt;- test/y_test.txt : 2947 rows, 1 columns</text:span></text:p>
      <text:p text:style-name="P3"><text:span text:style-name="T11"><text:s text:c="8"/>contains test data of activities’code labels</text:span></text:p>
      <text:p text:style-name="P3"><text:span text:style-name="T11"><text:s text:c="8"/>subject_train &lt;- test/subject_train.txt : 7352 rows, 1 column</text:span></text:p>
      <text:p text:style-name="P3"><text:span text:style-name="T11"><text:s text:c="8"/>contains train data of 21/30 volunteer subjects being observed</text:span></text:p>
      <text:p text:style-name="P3"><text:span text:style-name="T11"><text:s text:c="8"/>x_train &lt;- test/X_train.txt : 7352 rows, 561 columns</text:span></text:p>
      <text:p text:style-name="P3"><text:span text:style-name="T11"><text:s text:c="8"/>contains recorded features train data</text:span></text:p>
      <text:p text:style-name="P3"><text:span text:style-name="T11"><text:s text:c="8"/>y_train &lt;- test/y_train.txt : 7352 rows, 1 columns</text:span></text:p>
      <text:p text:style-name="P3"><text:span text:style-name="T11"><text:s text:c="8"/>contains train data of activities code labels</text:span></text:p>
      <text:p text:style-name="P3"><text:span text:style-name="T11">4. Merges the training and the test sets to create one data set<text:s/></text:span><text:span text:style-name="T12">(Task 1)</text:span><text:span text:style-name="T13"/></text:p>
      <text:p text:style-name="P3"><text:span text:style-name="T13"><text:s text:c="4"/></text:span><text:span text:style-name="T14">X</text:span><text:span text:style-name="T15"><text:s/>(10299 rows, 561 columns) is created by merging x_train and x_test using <text:tab/>rbind() function</text:span></text:p>
      <text:p text:style-name="P3"><text:span text:style-name="T15"><text:s text:c="3"/></text:span><text:span text:style-name="T16">Y</text:span><text:span text:style-name="T17"><text:s/>(10299 rows, 1 column) is created by merging y_train and y_test using <text:tab/>rbind() function</text:span></text:p>
      <text:p text:style-name="P3"><text:span text:style-name="T17"><text:s text:c="3"/></text:span><text:span text:style-name="T18">Subject</text:span><text:span text:style-name="T19"><text:s/>(10299 rows, 1 column) is created by merging subject_train and <text:tab/>subject_test using rbind() function</text:span></text:p>
      <text:p text:style-name="P3"><text:span text:style-name="T19"><text:s text:c="3"/></text:span><text:span text:style-name="T20">Data_Set<text:s/></text:span><text:span text:style-name="T21">(10299 rows, 563 column) is created by merging<text:s/></text:span><text:span text:style-name="T22">Subject, Y <text:tab/>and X</text:span><text:span text:style-name="T23"><text:s/>using cbind() function</text:span></text:p>
      <text:p text:style-name="P3"><text:span text:style-name="T23">5. Extracts only the measurements on the mean and standard deviation for <text:tab/>each measurement<text:s/></text:span><text:span text:style-name="T24">(Task 2)</text:span><text:span text:style-name="T25"/></text:p>
      <text:p text:style-name="P4"><text:span text:style-name="T26">TidyData</text:span><text:span text:style-name="T27"><text:s/>(10299 rows, 88 columns) is created by subsetting Merged_Data, selecting only columns: subject, code and the measurements on the mean and standard deviation (std) for each measurement</text:span></text:p>
      <text:p text:style-name="P5"><text:span text:style-name="T27">6. Uses descriptive activity names to the activities in the data set<text:s/></text:span><text:span text:style-name="T28">(Task 3)</text:span><text:span text:style-name="T29"/></text:p>
      <text:p text:style-name="P5"><text:span text:style-name="T29"><text:s text:c="7"/><text:tab/>Entire numbers in code column of the TidyData replaced with <text:tab/>corresponding activity taken from second column of the<text:s/></text:span><text:span text:style-name="T30">activities <text:tab/>variable</text:span><text:span text:style-name="T31">.</text:span></text:p>
      <text:p text:style-name="P5"><text:span text:style-name="T31">7. Appropriately labels the data set with descriptive variable names<text:s/></text:span><text:span text:style-name="T32">(Task 4)</text:span><text:span text:style-name="T33"/></text:p>
      <text:p text:style-name="P5"><text:span text:style-name="T33"><text:s text:c="8"/>code in TidyData renamed into<text:s/></text:span><text:span text:style-name="T34">activities</text:span><text:span text:style-name="T35"/></text:p>
      <text:p text:style-name="P5"><text:span text:style-name="T35"><text:s text:c="8"/>All Acc replaced by<text:s/></text:span><text:span text:style-name="T36">Accelerometer</text:span></text:p>
      <text:p text:style-name="P5"><text:span text:style-name="T37"><text:s text:c="8"/>All Gyro replaced by<text:s/></text:span><text:span text:style-name="T38">Gyroscope</text:span><text:span text:style-name="T39"/></text:p>
      <text:p text:style-name="P5"><text:span text:style-name="T39"><text:s text:c="8"/>All BodyBody replaced by<text:s/></text:span><text:span text:style-name="T40">Body</text:span><text:span text:style-name="T41"/></text:p>
      <text:p text:style-name="P5"><text:span text:style-name="T41"><text:s text:c="8"/>All Mag replaced by<text:s/></text:span><text:span text:style-name="T42">Magnitude</text:span><text:span text:style-name="T43"/></text:p>
      <text:p text:style-name="P5"><text:span text:style-name="T43"><text:s text:c="8"/>All start with character f replaced by<text:s/></text:span><text:span text:style-name="T44">Frequency</text:span><text:span text:style-name="T45"/></text:p>
      <text:p text:style-name="P5"><text:span text:style-name="T45"><text:s text:c="8"/>All start with character t replaced by<text:s/></text:span><text:span text:style-name="T46">Time</text:span><text:span text:style-name="T47"/></text:p>
      <text:p text:style-name="P5"><text:span text:style-name="T47">8. From the data set in step 7 creates an independent tidy data set with the average of each variable for each activity and each subject<text:s/></text:span><text:span text:style-name="T48">(Task 5)</text:span><text:span text:style-name="T49">.</text:span></text:p>
      <text:p text:style-name="P5"><text:span text:style-name="T49"><text:s/>9. Data_Final (180 rows, 88 columns) is created by sumarizing TidyData <text:tab/>taking the means of each variable for each activity and each subject, <text:tab/>after groupped by subject and activity.</text:span></text:p>
      <text:p text:style-name="P5"><text:span text:style-name="T49">10. Export Data_Final into<text:s/></text:span><text:span text:style-name="T50">Data_Final.txt<text:s/></text:span><text:span text:style-name="T51">file.</text:span></text:p>
      <text:p text:style-name="P5"><text:span text:style-name="T52"/></text:p>
      <text:p text:style-name="P5"><text:span text:style-name="T52"/></text:p>
      <text:p text:style-name="P5"><text:span text:style-name="T52"/></text:p>
      <text:p text:style-name="P5"><text:span text:style-name="T52"/></text:p>
      <text:p text:style-name="P5"><text:span text:style-name="T52"/></text:p>
      <text:p text:style-name="P5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